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list-style-name="WWNum7">
      <style:paragraph-properties fo:margin-left="0.5in" fo:margin-right="0in" fo:text-indent="-0.25in" style:auto-text-indent="false"/>
    </style:style>
    <style:style style:name="P3" style:family="paragraph" style:parent-style-name="Standard" style:list-style-name="WWNum5">
      <style:paragraph-properties fo:margin-left="0.5in" fo:margin-right="0in" fo:text-indent="-0.25in" style:auto-text-indent="false"/>
    </style:style>
    <style:style style:name="P4" style:family="paragraph" style:parent-style-name="Standard" style:list-style-name="WWNum8">
      <style:paragraph-properties fo:margin-left="0.5in" fo:margin-right="0in" fo:text-indent="-0.25in" style:auto-text-indent="false"/>
    </style:style>
    <style:style style:name="P5" style:family="paragraph" style:parent-style-name="Standard" style:list-style-name="WWNum9">
      <style:paragraph-properties fo:margin-left="0.5in" fo:margin-right="0in" fo:text-indent="-0.25in" style:auto-text-indent="false"/>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list-style-name="WWNum4">
      <style:paragraph-properties fo:margin-left="0.5in" fo:margin-right="0in" fo:text-indent="-0.25in" style:auto-text-indent="false"/>
    </style:style>
    <style:style style:name="P8" style:family="paragraph" style:parent-style-name="Standard" style:list-style-name="WWNum2">
      <style:paragraph-properties fo:margin-left="0.5in" fo:margin-right="0in" fo:text-indent="-0.25in" style:auto-text-indent="false"/>
    </style:style>
    <style:style style:name="P9" style:family="paragraph" style:parent-style-name="Standard" style:list-style-name="WWNum3">
      <style:paragraph-properties fo:margin-left="0.5in" fo:margin-right="0in" fo:text-indent="-0.25in" style:auto-text-indent="false"/>
    </style:style>
    <style:style style:name="P10" style:family="paragraph" style:parent-style-name="Standard" style:list-style-name="WWNum6">
      <style:paragraph-properties fo:margin-left="0.5in" fo:margin-right="0in" fo:text-indent="-0.25in" style:auto-text-indent="false"/>
    </style:style>
    <style:style style:name="P11" style:family="paragraph" style:parent-style-name="Standard">
      <style:paragraph-properties fo:margin-left="0.5in" fo:margin-right="0in" fo:text-indent="0in" style:auto-text-indent="false"/>
    </style:style>
    <style:style style:name="P12"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Standard">Att skriva ett gruppkontrakt</text:p>
      <text:p text:style-name="Standard">Det huvudsakliga syftet med att upprätta ett gruppkontrakt är att alla i gruppen ska vara överens om mål och arbetssätt för det fortsatta arbetet. Framställandet av ett gruppkontrakt leder till diskussion och reflektion kring frågor som är viktiga för gruppens arbete och trivsel. Vid utformandet av gruppkontraktet är det viktigt att alla i gruppen deltar aktivt och att hänsyn tas till alla gruppmedlemmars synpunkter och önskemål. </text:p>
      <text:p text:style-name="Standard"/>
      <text:p text:style-name="Standard"><text:span text:style-name="T1">1. Skriv kortfattat ned målet med projektet Vad vill gruppen uppnå? Ta t ex upp projektets bakgrund, avgränsning, gruppmedlemmarnas förkunskaper, tidsaspekter mm. </text:span></text:p>
      <text:p text:style-name="Standard"/>
      <text:list xml:id="list1679304591" text:style-name="WWNum7">
        <text:list-item>
          <text:p text:style-name="P2">Gruppen ska vidare-designa och -utveckla en prototyp utifrån given specifikation inom två veckors tid. Till hjälp (och hinder) finns det givna kodskelettet med inkluderad dokumentation.</text:p>
        </text:list-item>
      </text:list>
      <text:p text:style-name="P11"/>
      <text:list xml:id="list13012920252272" text:continue-numbering="true" text:style-name="WWNum7">
        <text:list-item>
          <text:p text:style-name="P2">Att få träna på OOP-analys, -design, och -implementation i grupp. Ytterligare, träna på att studera och vidareutveckla existerande kodskelett och UML-diagram.</text:p>
        </text:list-item>
      </text:list>
      <text:p text:style-name="P11"/>
      <text:p text:style-name="Standard"><text:span text:style-name="T1">2. Rutiner Hur ofta ska gruppen träffas? Hur långa ska mötena vara? När på dagen ska dessa läggas? Vilka godtagbara skäl finns för att avboka ett möte?</text:span> </text:p>
      <text:p text:style-name="Standard"/>
      <text:list xml:id="list3126771933" text:style-name="WWNum5">
        <text:list-item>
          <text:p text:style-name="P3">Gruppen ska träffas mellan kl.09.00 och 15.00 med lunch kl.12.00 - 13.00.</text:p>
        </text:list-item>
      </text:list>
      <text:p text:style-name="P11"/>
      <text:list xml:id="list13012601025834" text:continue-numbering="true" text:style-name="WWNum5">
        <text:list-item>
          <text:p text:style-name="P3">Varje dag avstämningsmöte mellan 14.30 - 15.00.</text:p>
        </text:list-item>
      </text:list>
      <text:p text:style-name="P11"/>
      <text:list xml:id="list13013942067669" text:continue-numbering="true" text:style-name="WWNum5">
        <text:list-item>
          <text:p text:style-name="P3">Får man förhinder ska man meddela gruppen att man inte kommer närvara. Har man godtagbara skäl är det ok att inte närvara. </text:p>
        </text:list-item>
      </text:list>
      <text:p text:style-name="P11"/>
      <text:list xml:id="list13012984300970" text:continue-numbering="true" text:style-name="WWNum5">
        <text:list-item>
          <text:p text:style-name="P3">Efter frånvaro ska man se till att komma ifatt så fort som möjligt och fråga gruppen vad som har gjorts medan man var borta.</text:p>
        </text:list-item>
      </text:list>
      <text:p text:style-name="P11"/>
      <text:list xml:id="list13013897162514" text:continue-numbering="true" text:style-name="WWNum5">
        <text:list-item>
          <text:p text:style-name="P3">För att gruppen ska kunna arbeta vidare är det bra att alla medlemmar lägger upp sitt arbete på gitHub regelbundet.</text:p>
        </text:list-item>
      </text:list>
      <text:p text:style-name="Standard"/>
      <text:p text:style-name="Standard"><text:span text:style-name="T1">3. Kommunikationen i gruppen Hur ska ni kommunicera mellan mötena? Hur ska gruppen agera om någon inte kommer på ett möte? Hur ska ni hantera punktlighet? Hur löser ni kommunikationsproblem i gruppen? Konstruktiv kritik, hur ska det garanteras? (Dela åsikter, lyssna till varandra, var öppna till sinnet). Hur ska man granska och godkänna varandras arbete?</text:span></text:p>
      <text:p text:style-name="Standard"/>
      <text:list xml:id="list3401415649" text:style-name="WWNum8">
        <text:list-item>
          <text:p text:style-name="P4">Kommunikationen i gruppen mellan mötena sker via Slack. Möten sker via Discord eller Zoom. Är man försenad ska man meddela gruppen. </text:p>
        </text:list-item>
      </text:list>
      <text:p text:style-name="P11"><text:soft-page-break/></text:p>
      <text:list xml:id="list13014312067092" text:continue-numbering="true" text:style-name="WWNum8">
        <text:list-item>
          <text:p text:style-name="P4">Konstruktiv kritik är välkommen samt åsikter på varandras arbete så länge man håller god ton och visar respekt för varandra.</text:p>
        </text:list-item>
      </text:list>
      <text:p text:style-name="P11"/>
      <text:list xml:id="list13012847098668" text:continue-numbering="true" text:style-name="WWNum8">
        <text:list-item>
          <text:p text:style-name="P4">Ens arbete ska granskas av minst en annan gruppmedlem dock ska ambitionen vara att alla har översikt över hela projektet och därmed över allas arbete.</text:p>
        </text:list-item>
      </text:list>
      <text:p text:style-name="Standard"/>
      <text:p text:style-name="Standard"><text:span text:style-name="T1"><text:s/>4. Ansvarstagande/Roller Roller ska delas ut. Vilka roller behövs? Ska varje person i gruppen ha en formell roll? Obs. Det är inte ett måste att alla i gruppen har en formell roll. Ska ni växla formella roller under projektets gång? </text:span></text:p>
      <text:p text:style-name="P1"/>
      <text:list xml:id="list2417673155" text:style-name="WWNum9">
        <text:list-item>
          <text:p text:style-name="P5">Administrativ roll - håller ihop dokumentationen att allt som ska lämnas in vid projektets slut finns med</text:p>
        </text:list-item>
        <text:list-item>
          <text:p text:style-name="P5">Scrum master ?</text:p>
        </text:list-item>
        <text:list-item>
          <text:p text:style-name="P5">GitHub ansvarig</text:p>
        </text:list-item>
      </text:list>
      <text:p text:style-name="P11"/>
      <text:p text:style-name="Standard"><text:span text:style-name="T1">5. Resurser Vilka resurser finns till förfogande? Vad behövs i form av kompetensutveckling? I form av arbete i par/grupp? Vad behövs i form av utrustning, litteratur och annat?</text:span></text:p>
      <text:p text:style-name="Standard"/>
      <text:p text:style-name="Standard">Gruppen kommer arbeta med GitHub, Visual Studio, Jira, UMLet.</text:p>
      <text:p text:style-name="Standard"/>
      <text:p text:style-name="Standard"><text:span text:style-name="T1">6. Ansvar och konsekvenser:</text:span></text:p>
      <text:p text:style-name="Standard"><text:span text:style-name="T1">Hur ska arbetet fördelas i gruppen? Hur ska gruppen hantera om någon inte gör sin del av arbetet? Hur mycket arbete (om något) ska göras mellan träffarna? Hur ska man hålla deadlines? </text:span></text:p>
      <text:p text:style-name="P1"/>
      <text:list xml:id="list1871245820" text:style-name="WWNum1">
        <text:list-item>
          <text:p text:style-name="P6">Arbetet fördelas enligt kunskap, önskemål och erfarenhet, samt att vi lär från varandra.</text:p>
        </text:list-item>
      </text:list>
      <text:p text:style-name="Standard"/>
      <text:list xml:id="list1230751343" text:style-name="WWNum4">
        <text:list-item>
          <text:p text:style-name="P7">Om någon i gruppen inte gör sin del av arbetet så kommer resten av gruppen att prata med personen. <text:s text:c="7"/></text:p>
        </text:list-item>
      </text:list>
      <text:p text:style-name="Standard"/>
      <text:list xml:id="list3801932961" text:style-name="WWNum2">
        <text:list-item>
          <text:p text:style-name="P8">Om någon i gruppen inte gör sin del av arbetet vid upprepade tillfällen så kommer gruppen att kontakta kursledaren för vidare åtgärder.</text:p>
        </text:list-item>
      </text:list>
      <text:p text:style-name="Standard"/>
      <text:list xml:id="list2404332495" text:style-name="WWNum3">
        <text:list-item>
          <text:p text:style-name="P9">Hur mycket arbete som ska göras mellan träffarna kan variera beroende på hur mycket man får gjort under dagen och hur varje medlems förutsättningar ser ut.</text:p>
        </text:list-item>
      </text:list>
      <text:p text:style-name="Standard"/>
      <text:list xml:id="list514228380" text:style-name="WWNum6">
        <text:list-item>
          <text:p text:style-name="P10"><text:soft-page-break/>Man måste ha realistiska deadlines, försöka vara produktiv så gott det går samt be om hjälp.</text:p>
        </text:list-item>
      </text:list>
      <text:p text:style-name="Standard"/>
      <text:p text:style-name="Standard"><text:span text:style-name="T1">7. Underskrifter Alla ska läsa igenom kontraktet. När alla enats om kontraktets innehåll så ska man skriva under det med datum och nam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29" meta:word-count="643" meta:character-count="3909" meta:non-whitespace-character-count="3297"/>
    <meta:generator>LibreOfficeDev/6.0.5.2$Linux_X86_64 LibreOffice_project/</meta:generator>
  </office:meta>
</office:document-meta>
</file>